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rmVectorsTermsWriter.free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mVectorsTermsWriter.initTermVectorsWrit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TermVectorsTermsWriter.fill( int doc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ermVectorsTermsWriter.addThread( TermsHashPerThread termsHashPerThre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mVectorsTermsWriter.bytesPerPos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mVectorsTermsWriter.createPostings( RawPostingList [ ] postings , int start , int c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erDoc.sizeIn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Doc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rmVectorsTermsWriter.getPerDoc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erDoc.ab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rmVectorsTermsWriter.closeDocStore( final SegmentWriteState st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TermVectorsTermsWriter.free( PerDoc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rmVectorsTermsWriter.flush( Map threadsAndFields , final SegmentWriteState stat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TermVectorsTermsWriter.TermVectorsTermsWriter( DocumentsWriter doc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rmVectorsTermsWriter.abort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TermVectorsTermsWriter.finishDocument( PerDoc perDo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PerDoc.addField( final int fieldNumb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erDoc.fini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